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2361in" fo:margin-left="-0.075in" table:align="left" style:writing-mode="lr-tb"/>
    </style:style>
    <style:style style:name="Table2.A" style:family="table-column">
      <style:table-column-properties style:column-width="1.075in"/>
    </style:style>
    <style:style style:name="Table2.B" style:family="table-column">
      <style:table-column-properties style:column-width="6.1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2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font-weight="bold" style:font-weight-asian="bold" style:font-name-complex="Arial"/>
    </style:style>
    <style:style style:name="P3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fr" fo:country="FR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268aa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431e4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language="fr" fo:country="FR" officeooo:rsid="00146797" officeooo:paragraph-rsid="0025f9ee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n" fo:country="GB" style:font-size-asian="10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</style:style>
    <style:style style:name="P15" style:family="paragraph" style:parent-style-name="Standard">
      <style:paragraph-properties fo:text-align="justify" style:justify-single-word="false"/>
      <style:text-properties fo:font-variant="small-caps" style:font-name="Book Antiqua" fo:language="en" fo:country="GB" fo:font-weight="bold" style:font-weight-asian="bold" style:font-name-complex="Arial"/>
    </style:style>
    <style:style style:name="P16" style:family="paragraph" style:parent-style-name="Standard">
      <style:paragraph-properties fo:text-align="justify" style:justify-single-word="false"/>
      <style:text-properties fo:font-variant="small-caps" style:font-name="Arial" fo:font-size="10pt" fo:language="fr" fo:country="FR" fo:font-weight="bold" officeooo:paragraph-rsid="00147eeb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333333" style:font-name="Arial" fo:font-size="8pt" style:font-size-asian="8pt" style:font-name-complex="Arial" style:font-size-complex="10pt" style:font-style-complex="italic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1b7af9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47eeb" style:font-name-complex="Arial" style:font-size-complex="10pt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1709f5" officeooo:paragraph-rsid="00147eeb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0.7583in" fo:margin-right="0in" fo:text-align="justify" style:justify-single-word="false" fo:text-indent="0.4917in" style:auto-text-indent="false"/>
    </style:style>
    <style:style style:name="P25" style:family="paragraph" style:parent-style-name="Standard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left="1.2709in" fo:margin-right="0in" fo:text-align="justify" style:justify-single-word="false" fo:text-indent="-1.2709in" style:auto-text-indent="false"/>
    </style:style>
    <style:style style:name="P27" style:family="paragraph" style:parent-style-name="Standard">
      <style:paragraph-properties fo:margin-left="1.4764in" fo:margin-right="0in" fo:text-indent="-1.4764in" style:auto-text-indent="false"/>
    </style:style>
    <style:style style:name="P28" style:family="paragraph" style:parent-style-name="Standard">
      <style:paragraph-properties fo:margin-left="1.4764in" fo:margin-right="0in" fo:text-indent="-0.4929in" style:auto-text-indent="false"/>
    </style:style>
    <style:style style:name="P29" style:family="paragraph" style:parent-style-name="Standard">
      <style:text-properties style:font-name="Arial" fo:font-size="10pt" fo:language="fr" fo:country="FR" officeooo:rsid="0025f9ee" officeooo:paragraph-rsid="0025f9ee" style:font-size-asian="10pt" style:font-name-complex="Arial" style:font-size-complex="10pt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paragraph-rsid="00147eeb" style:font-size-asian="10pt" style:font-name-complex="Arial" style:font-size-complex="10pt"/>
    </style:style>
    <style:style style:name="P31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b7af9" officeooo:paragraph-rsid="00147eeb" style:font-size-asian="10pt" style:font-name-complex="Arial" style:font-size-complex="10pt"/>
    </style:style>
    <style:style style:name="P32" style:family="paragraph" style:parent-style-name="Standard" style:list-style-name="WW8Num2">
      <style:paragraph-properties fo:text-align="justify" style:justify-single-word="false"/>
      <style:text-properties style:font-name="Arial" fo:font-size="10pt" fo:language="en" fo:country="GB" style:font-size-asian="10pt" style:font-name-complex="Arial"/>
    </style:style>
    <style:style style:name="P33" style:family="paragraph" style:parent-style-name="Standard" style:list-style-name="WW8Num18">
      <style:paragraph-properties fo:text-align="justify" style:justify-single-word="false"/>
      <style:text-properties style:font-name="Arial" fo:font-size="10pt" fo:language="en" fo:country="GB" style:font-size-asian="10pt" style:font-name-complex="Arial" style:font-size-complex="10pt"/>
    </style:style>
    <style:style style:name="P3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list-style-name="WW8Num8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</style:style>
    <style:style style:name="P38" style:family="paragraph" style:parent-style-name="Standard" style:list-style-name="WW8Num19">
      <style:paragraph-properties fo:text-align="justify" style:justify-single-word="false">
        <style:tab-stops>
          <style:tab-stop style:position="1.2291in"/>
        </style:tab-stops>
      </style:paragraph-properties>
    </style:style>
    <style:style style:name="P39" style:family="paragraph" style:parent-style-name="Standard">
      <style:paragraph-properties fo:margin-left="1.2709in" fo:margin-right="0in" fo:text-align="justify" style:justify-single-word="false" fo:text-indent="-1.2709in" style:auto-text-indent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0in"/>
        </style:tab-stops>
      </style:paragraph-properties>
      <style:text-properties style:font-name="Arial" fo:font-size="10pt" fo:language="en" fo:country="GB" style:font-size-asian="10pt" style:font-name-complex="Arial" style:font-size-complex="10pt"/>
    </style:style>
    <style:style style:name="P41" style:family="paragraph" style:parent-style-name="Heading_20_2">
      <style:text-properties fo:font-variant="small-caps" style:font-name="Arial" fo:font-size="10pt" officeooo:paragraph-rsid="00147eeb" style:font-size-asian="10pt" style:font-name-complex="Arial" style:font-size-complex="10pt"/>
    </style:style>
    <style:style style:name="P4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style:font-name-complex="Times New Roman" style:font-weight-complex="bold"/>
    </style:style>
    <style:style style:name="P43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en" fo:country="GB"/>
    </style:style>
    <style:style style:name="P44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style:font-size-complex="10pt" style:font-weight-complex="bold"/>
    </style:style>
    <style:style style:name="T1" style:family="text">
      <style:text-properties style:font-name="Arial" fo:font-size="10pt" fo:font-style="italic" style:font-size-asian="10pt" style:font-style-asian="italic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fr" fo:country="FR" fo:font-weight="bold" style:font-size-asian="10pt" style:font-weight-asian="bold" style:font-name-complex="Arial" style:font-style-complex="italic" style:font-weight-complex="bold"/>
    </style:style>
    <style:style style:name="T6" style:family="text">
      <style:text-properties style:font-name="Arial" fo:font-size="10pt" fo:language="fr" fo:country="FR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9" style:family="text">
      <style:text-properties style:font-name="Arial" fo:font-size="10pt" fo:language="fr" fo:country="FR" style:font-size-asian="10pt" style:font-name-complex="Arial" style:font-style-complex="italic"/>
    </style:style>
    <style:style style:name="T10" style:family="text">
      <style:text-properties style:font-name="Arial" fo:font-size="10pt" fo:language="fr" fo:country="FR" style:font-size-asian="10pt" style:font-name-complex="Arial" style:font-size-complex="10pt"/>
    </style:style>
    <style:style style:name="T11" style:family="text">
      <style:text-properties style:font-name="Arial" fo:font-size="10pt" fo:language="fr" fo:country="FR" style:font-size-asian="10pt" style:font-name-complex="Arial" style:font-size-complex="10pt" style:font-style-complex="italic"/>
    </style:style>
    <style:style style:name="T12" style:family="text">
      <style:text-properties style:font-name="Arial" fo:font-size="10pt" fo:language="fr" fo:country="FR" fo:font-style="italic" style:font-size-asian="10pt" style:font-style-asian="italic" style:font-name-complex="Arial"/>
    </style:style>
    <style:style style:name="T13" style:family="text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T14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15" style:family="text">
      <style:text-properties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style:font-size-asian="10pt" style:font-name-complex="Arial" style:font-size-complex="10pt"/>
    </style:style>
    <style:style style:name="T18" style:family="text">
      <style:text-properties style:font-name="Arial" fo:font-size="10pt" officeooo:rsid="0015c497" style:font-size-asian="10pt" style:font-name-complex="Arial" style:font-size-complex="10pt"/>
    </style:style>
    <style:style style:name="T19" style:family="text">
      <style:text-properties style:font-name="Arial" fo:font-size="10pt" fo:language="en" fo:country="GB" style:font-size-asian="10pt" style:font-name-complex="Arial"/>
    </style:style>
    <style:style style:name="T20" style:family="text">
      <style:text-properties style:font-name="Arial" fo:font-size="10pt" fo:language="en" fo:country="GB" style:font-size-asian="10pt" style:font-name-complex="Arial" style:font-size-complex="10pt"/>
    </style:style>
    <style:style style:name="T21" style:family="text">
      <style:text-properties style:font-name="Arial" fo:font-size="10pt" fo:language="en" fo:country="GB" officeooo:rsid="003051c3" style:font-size-asian="10pt" style:font-name-complex="Arial" style:font-size-complex="10pt"/>
    </style:style>
    <style:style style:name="T22" style:family="text">
      <style:text-properties style:font-name="Arial" fo:font-size="10pt" fo:language="en" fo:country="GB" officeooo:rsid="00307ec4" style:font-size-asian="10pt" style:font-name-complex="Arial" style:font-size-complex="10pt"/>
    </style:style>
    <style:style style:name="T23" style:family="text">
      <style:text-properties style:font-name="Arial" fo:font-size="10pt" fo:language="en" fo:country="GB" officeooo:rsid="003243be" style:font-size-asian="10pt" style:font-name-complex="Arial" style:font-size-complex="10pt"/>
    </style:style>
    <style:style style:name="T24" style:family="text">
      <style:text-properties style:font-name="Arial" fo:font-size="10pt" fo:language="en" fo:country="GB" officeooo:rsid="002268aa" style:font-size-asian="10pt" style:font-name-complex="Arial"/>
    </style:style>
    <style:style style:name="T25" style:family="text">
      <style:text-properties style:font-name="Arial" fo:font-size="10pt" fo:language="en" fo:country="GB" fo:font-weight="bold" style:font-size-asian="10pt" style:font-weight-asian="bold" style:font-name-complex="Arial" style:font-size-complex="10pt"/>
    </style:style>
    <style:style style:name="T26" style:family="text"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="Arial" fo:font-size="10pt" fo:language="en" fo:country="GB" fo:font-weight="bold" style:font-size-asian="10pt" style:font-weight-asian="bold" style:font-name-complex="Arial" style:font-size-complex="10pt" style:font-style-complex="italic" style:font-weight-complex="bold"/>
    </style:style>
    <style:style style:name="T28" style:family="text">
      <style:text-properties style:font-name="Arial" fo:font-size="10pt" fo:language="en" fo:country="GB" fo:font-weight="bold" style:font-size-asian="10pt" style:font-weight-asian="bold" style:font-name-complex="Arial" style:font-weight-complex="bold"/>
    </style:style>
    <style:style style:name="T29" style:family="text">
      <style:text-properties style:font-name="Arial" fo:font-size="10pt" fo:language="en" fo:country="GB" fo:font-style="italic" style:font-size-asian="10pt" style:font-style-asian="italic" style:font-name-complex="Arial" style:font-style-complex="italic"/>
    </style:style>
    <style:style style:name="T30" style:family="text"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T31" style:family="text">
      <style:text-properties fo:color="#333333" style:font-name="Arial" fo:font-size="8pt" style:font-size-asian="8pt" style:font-name-complex="Arial" style:font-style-complex="italic"/>
    </style:style>
    <style:style style:name="T32" style:family="text">
      <style:text-properties fo:color="#333333" style:font-name="Arial" fo:font-size="8pt" officeooo:rsid="00279d8e" style:font-size-asian="8pt" style:font-name-complex="Arial" style:font-style-complex="italic"/>
    </style:style>
    <style:style style:name="T33" style:family="text">
      <style:text-properties fo:color="#333333" style:font-name="Arial" fo:font-size="8pt" style:font-size-asian="8pt" style:font-name-complex="Arial" style:font-size-complex="10pt"/>
    </style:style>
    <style:style style:name="T34" style:family="text">
      <style:text-properties fo:color="#333333" style:font-name="Arial" fo:font-size="8pt" fo:language="en" fo:country="GB" style:font-size-asian="8pt" style:font-name-complex="Arial"/>
    </style:style>
    <style:style style:name="T35" style:family="text">
      <style:text-properties fo:color="#333333" style:font-name="Arial" fo:font-size="8pt" fo:language="en" fo:country="GB" style:font-size-asian="8pt" style:font-name-complex="Arial" style:font-size-complex="10pt" style:font-style-complex="italic"/>
    </style:style>
    <style:style style:name="T3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37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38" style:family="text">
      <style:text-properties fo:color="#333333" fo:font-size="8pt" fo:font-style="italic" officeooo:rsid="00163e9b" style:font-size-asian="8pt" style:font-style-asian="italic" style:font-style-complex="italic"/>
    </style:style>
    <style:style style:name="T39" style:family="text">
      <style:text-properties fo:font-size="10pt" fo:font-style="italic" style:font-size-asian="10pt" style:font-style-asian="italic"/>
    </style:style>
    <style:style style:name="T40" style:family="text">
      <style:text-properties fo:font-size="10pt" fo:font-weight="bold" style:font-size-asian="10pt" style:font-weight-asian="bold" style:font-style-complex="italic" style:font-weight-complex="bold"/>
    </style:style>
    <style:style style:name="T41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42" style:family="text">
      <style:text-properties fo:font-size="10pt" fo:font-weight="bold" officeooo:rsid="001b3379" style:font-size-asian="10pt" style:font-weight-asian="bold" style:font-style-complex="italic" style:font-weight-complex="bold"/>
    </style:style>
    <style:style style:name="T43" style:family="text">
      <style:text-properties fo:font-size="10pt" fo:font-weight="bold" style:font-size-asian="10pt" style:font-weight-asian="bold" style:font-weight-complex="bold"/>
    </style:style>
    <style:style style:name="T44" style:family="text">
      <style:text-properties fo:font-size="10pt" fo:font-weight="bold" officeooo:rsid="0018cd82" style:font-size-asian="10pt" style:font-weight-asian="bold" style:font-weight-complex="bold"/>
    </style:style>
    <style:style style:name="T45" style:family="text">
      <style:text-properties fo:font-size="10pt" fo:font-weight="bold" officeooo:rsid="001e47db" style:font-size-asian="10pt" style:font-weight-asian="bold" style:font-weight-complex="bold"/>
    </style:style>
    <style:style style:name="T46" style:family="text">
      <style:text-properties fo:font-size="10pt" fo:font-style="normal" fo:font-weight="bold" officeooo:rsid="0017afbf" style:font-size-asian="10pt" style:font-style-asian="normal" style:font-weight-asian="bold" style:font-style-complex="normal" style:font-weight-complex="bold"/>
    </style:style>
    <style:style style:name="T47" style:family="text">
      <style:text-properties fo:font-size="10pt" fo:font-style="normal" fo:font-weight="bold" officeooo:rsid="001d41bb" style:font-size-asian="10pt" style:font-style-asian="normal" style:font-weight-asian="bold" style:font-style-complex="normal" style:font-weight-complex="bold"/>
    </style:style>
    <style:style style:name="T48" style:family="text">
      <style:text-properties fo:font-variant="small-caps" style:font-name="Book Antiqua" fo:font-weight="bold" style:font-weight-asian="bold" style:font-name-complex="Arial"/>
    </style:style>
    <style:style style:name="T49" style:family="text">
      <style:text-properties fo:font-variant="small-caps" style:font-name="Book Antiqua" fo:language="en" fo:country="GB" fo:font-weight="bold" style:font-weight-asian="bold" style:font-name-complex="Arial"/>
    </style:style>
    <style:style style:name="T50" style:family="text">
      <style:text-properties officeooo:rsid="0018cd82"/>
    </style:style>
    <style:style style:name="T51" style:family="text">
      <style:text-properties officeooo:rsid="00203769"/>
    </style:style>
    <style:style style:name="T52" style:family="text">
      <style:text-properties officeooo:rsid="0018e1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Pierre Mourlanne</text:p>
            <text:p text:style-name="P10">9 rue de Saint Symphorien</text:p>
            <text:p text:style-name="P29">72240 BERNAY</text:p>
            <text:p text:style-name="P7">FRANCE</text:p>
            <text:p text:style-name="P9">+33 (0)6 26 05 75 41</text:p>
          </table:table-cell>
          <table:table-cell table:style-name="Table1.A1" office:value-type="string">
            <text:p text:style-name="P8"><text:a xlink:type="simple" xlink:href="mailto:pierre@mourlanne.com"><text:span text:style-name="T52">pierre@mourlanne.com</text:span></text:a></text:p>
            <text:p text:style-name="P8"><text:a xlink:type="simple" xlink:href="http://fr.linkedin.com/in/pmourlanne"><text:span text:style-name="T52">http://fr.linkedin.com/in/pmourlanne</text:span></text:a></text:p>
            <text:p text:style-name="P8"><text:a xlink:type="simple" xlink:href="https://github.com/pmourlanne"><text:span text:style-name="T52">http://github.com/pmourlanne</text:span></text:a></text:p>
            <text:p text:style-name="P4">Nationality: French</text:p>
            <text:p text:style-name="P4">Date of birth: 5 March 1991</text:p>
          </table:table-cell>
        </table:table-row>
      </table:table>
      <text:p text:style-name="P5"/>
      <text:h text:style-name="P42" text:outline-level="2">Education</text:h>
      <text:h text:style-name="P41" text:outline-level="2"/>
      <text:p text:style-name="P14"><text:span text:style-name="T31">2010 – </text:span><text:span text:style-name="T32">2014</text:span><text:span text:style-name="T1"><text:tab/></text:span><text:span text:style-name="T5">Master of Science (equivalent) at SUPELEC </text:span><text:span text:style-name="T9">(</text:span><text:span text:style-name="T12">Diplôme d’Ingénieur de l’Ecole d’Electricité</text:span><text:span text:style-name="T9">)</text:span></text:p>
      <text:p text:style-name="P14"><text:span text:style-name="T9"><text:tab/></text:span><text:span text:style-name="T6">SUPELEC, Rennes (Cesson-Sevigné), France </text:span><text:span text:style-name="T13">(Ecole Supérieure d’Electricité)</text:span></text:p>
      <text:list xml:id="list5691980215297906694" text:style-name="WW8Num14">
        <text:list-item>
          <text:p text:style-name="P37"><text:span text:style-name="T24">Chosen</text:span><text:span text:style-name="T19"> </text:span><text:span text:style-name="T17">Specialization : Information Systems Security</text:span></text:p>
        </text:list-item>
      </text:list>
      <text:p text:style-name="P6"/>
      <text:p text:style-name="P14"><text:span text:style-name="T33">2007 - 2010</text:span><text:span text:style-name="T17"><text:tab/></text:span><text:span text:style-name="T3">Post-secondary preparatory classes – </text:span><text:span text:style-name="T26">Lycée Clemenceau</text:span><text:span text:style-name="T3">, Nantes, France</text:span></text:p>
      <text:p text:style-name="P14"><text:span text:style-name="T3"><text:tab/></text:span><text:span text:style-name="T10">(</text:span><text:span text:style-name="T15">Classes</text:span><text:span text:style-name="T12"> préparatoires aux grandes écoles - CPGE</text:span><text:span text:style-name="T9">)</text:span></text:p>
      <text:list xml:id="list1145667507727047839" text:style-name="WW8Num19">
        <text:list-item>
          <text:p text:style-name="P38"><text:span text:style-name="T19">University-level courses required in preparation for competitive entrance exams into <text:s text:c="12"/>top graduate and engineering schools (France’s </text:span><text:span text:style-name="T29">Grandes écoles</text:span><text:span text:style-name="T19">)</text:span></text:p>
        </text:list-item>
      </text:list>
      <text:list xml:id="list8082400941912178806" text:style-name="WW8Num2">
        <text:list-item>
          <text:p text:style-name="P32">Major: Mathematics and Physics</text:p>
        </text:list-item>
      </text:list>
      <text:p text:style-name="P11"/>
      <text:p text:style-name="P18"><text:span text:style-name="T34">2007</text:span><text:span text:style-name="T19"><text:tab/></text:span><text:span text:style-name="T28">H</text:span><text:span text:style-name="T25">igh</text:span><text:span text:style-name="T7"> </text:span><text:span text:style-name="T25">school</text:span><text:span text:style-name="T7"> </text:span><text:span text:style-name="T25">diploma</text:span><text:span text:style-name="T7"> </text:span><text:span text:style-name="T25">equivalent </text:span><text:span text:style-name="T8">– Lycée N.-D. de Sainte Croix, Le Mans, France</text:span></text:p>
      <text:p text:style-name="P24"><text:span text:style-name="T11">(</text:span><text:span text:style-name="T14">Baccalauréat S, mention « Bien »</text:span><text:span text:style-name="T11">)</text:span></text:p>
      <text:list xml:id="list3697989475248436824" text:style-name="WW8Num8">
        <text:list-item>
          <text:p text:style-name="P36">Major: Scientific, with honors; specializations: Mathematics, Engineering</text:p>
        </text:list-item>
      </text:list>
      <text:p text:style-name="P1"><text:span text:style-name="T49">Professional </text:span><text:span text:style-name="T48">Experience</text:span></text:p>
      <text:p text:style-name="P15"/>
      <text:p text:style-name="P22"><text:span text:style-name="T38">Feb. </text:span><text:span text:style-name="T36">13 – </text:span><text:span text:style-name="T38">Aug. </text:span><text:span text:style-name="T36">13</text:span><text:span text:style-name="T39"><text:tab/></text:span><text:span text:style-name="T47">Intern</text:span><text:span text:style-name="T40">, </text:span><text:span text:style-name="T41">Sketchfab</text:span><text:span text:style-name="T43">, </text:span><text:span text:style-name="T44">Paris, </text:span><text:span text:style-name="T45">France</text:span></text:p>
      <text:list xml:id="list1982155777043223682" text:style-name="WW8Num18">
        <text:list-item>
          <text:p text:style-name="P30"><text:span text:style-name="T51">Backend Web Development in a start-up</text:span><text:span text:style-name="T50">. </text:span><text:span text:style-name="T51">Used tools :</text:span><text:span text:style-name="T50"> Django, Celery, MySQL, Git, jQuery, Backbone, Pivotal</text:span></text:p>
        </text:list-item>
      </text:list>
      <text:p text:style-name="P23"/>
      <text:p text:style-name="P22"><text:span text:style-name="T38">Aug.</text:span><text:span text:style-name="T37"> 12 – </text:span><text:span text:style-name="T38">Jan. </text:span><text:span text:style-name="T37">13</text:span><text:span text:style-name="T39"><text:tab/></text:span><text:span text:style-name="T46">Intern</text:span><text:span text:style-name="T40">, </text:span><text:span text:style-name="T41">SECLAB UCSB, Santa Barbara, </text:span><text:span text:style-name="T42">United States</text:span></text:p>
      <text:list xml:id="list1105857601" text:continue-numbering="true" text:style-name="WW8Num18">
        <text:list-item>
          <text:p text:style-name="P31">Research in Computer Security. Themes : Data Mining, Communty Detection</text:p>
        </text:list-item>
      </text:list>
      <text:p text:style-name="P16"/>
      <text:p text:style-name="P20"><text:span text:style-name="T35">July 2011</text:span><text:span text:style-name="T30"><text:tab/></text:span><text:span text:style-name="T27">Intern, </text:span><text:span text:style-name="T26">Renault (Car Manufacturer), Chassis Factory, Le Mans, France</text:span></text:p>
      <text:list xml:id="list1924725123" text:continue-numbering="true" text:style-name="WW8Num18">
        <text:list-item>
          <text:p text:style-name="P33">Worked in a team on assembly line</text:p>
        </text:list-item>
      </text:list>
      <text:p text:style-name="P2">Academic Projects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Feb. – June 2012</text:p>
          </table:table-cell>
          <table:table-cell table:style-name="Table2.A1" office:value-type="string">
            <text:p text:style-name="Standard"><text:span text:style-name="T2">IT Project, SUPELEC </text:span><text:span text:style-name="T17">: Vehicle Simulation applied to an online game (Matlab, Java)</text:span></text:p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17">June 2011</text:p>
          </table:table-cell>
          <table:table-cell table:style-name="Table2.A1" office:value-type="string">
            <text:p text:style-name="P13"><text:span text:style-name="T2">IT Project, SUPELEC </text:span><text:span text:style-name="T17">: Fluid Simulation using the Marching Cubes algorithm (Java, OpenGL)</text:span>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7">April 2011</text:p>
          </table:table-cell>
          <table:table-cell table:style-name="Table2.A1" office:value-type="string">
            <text:p text:style-name="P26"><text:span text:style-name="T2">IT Project, SUPELEC </text:span><text:span text:style-name="T17">: Simulation of the N-body problem as an example of Chaos Theory (Java)</text:span></text:p>
            <text:p text:style-name="P39"/>
          </table:table-cell>
        </table:table-row>
      </table:table>
      <text:h text:style-name="P42" text:outline-level="2">Foreign Languages</text:h>
      <text:p text:style-name="P5"/>
      <text:p text:style-name="P18"><text:span text:style-name="T3">French</text:span><text:span text:style-name="T17"> <text:tab/> Mother tongue</text:span></text:p>
      <text:p text:style-name="P18"><text:span text:style-name="T3">English</text:span><text:span text:style-name="T17"> <text:tab/> Fluent (expression and comprehension level C1, CEFR)</text:span></text:p>
      <text:p text:style-name="P18"><text:span text:style-name="T3">Spanish</text:span><text:span text:style-name="T17"> <text:s text:c="2"/><text:tab/> </text:span><text:span text:style-name="T16">Intermediate (</text:span><text:span text:style-name="T17">expression and comprehension level B1, CEFR)</text:span></text:p>
      <text:p text:style-name="P21"/>
      <text:h text:style-name="P43" text:outline-level="2">Skills</text:h>
      <text:p text:style-name="P12"/>
      <text:p text:style-name="P27"><text:span text:style-name="T26">Subjects studied</text:span><text:span text:style-name="T17"> <text:s text:c="2"/>Signal Processing, Electricity, Electronics, Probabilities, Statistics, Linear Programming,</text:span></text:p>
      <text:p text:style-name="P28"><text:span text:style-name="T4"><text:s text:c="7"/></text:span><text:span text:style-name="T17">Markov Chains, Computer Architecture, Computer Network, </text:span><text:span text:style-name="T18">Game Theory</text:span></text:p>
      <text:p text:style-name="P25"/>
      <text:p text:style-name="P19"><text:span text:style-name="T3">IT<text:tab/><text:tab/></text:span><text:span text:style-name="T20">Languages, </text:span><text:span text:style-name="T21">Frameworks</text:span><text:span text:style-name="T20">: </text:span><text:span text:style-name="T21">Python, Django, </text:span><text:span text:style-name="T23">Javascript, </text:span><text:span text:style-name="T22">C, C++, </text:span><text:span text:style-name="T23">JAVA</text:span><text:span text:style-name="T20">, SQL, Matlab, Maple</text:span></text:p>
      <text:p text:style-name="P40"><text:tab/>Applications development in UML</text:p>
      <text:p text:style-name="P40"/>
      <text:h text:style-name="P44" text:outline-level="2">Interests</text:h>
      <text:p text:style-name="P5"/>
      <text:p text:style-name="P5">Member of SUPELEC’s Debating Team</text:p>
      <text:p text:style-name="P5">Web Security and Privacy</text:p>
      <text:p text:style-name="P5">Baseball, English literature, adventurous cyc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Lucida Sans Unicode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Times New Roman" style:font-name-asian="Lucida Sans Unicode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Times New Roman" style:font-name-asian="Lucida Sans Unicode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3z0" style:family="text">
      <style:text-properties style:font-name="Times New Roman" style:font-name-asian="Lucida Sans Unicode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2:56:00</meta:creation-date>
    <dc:creator>Pierre </dc:creator>
    <dc:date>2013-11-26T15:53:48</dc:date>
    <meta:print-date>2012-02-07T13:37:00</meta:print-date>
    <meta:editing-cycles>31</meta:editing-cycles>
    <meta:editing-duration>PT58M32S</meta:editing-duration>
    <meta:generator>LibreOffice/4.0.2.2$Linux_X86_64 LibreOffice_project/400m0$Build-2</meta:generator>
    <meta:document-statistic meta:table-count="2" meta:image-count="0" meta:object-count="0" meta:page-count="1" meta:paragraph-count="48" meta:word-count="313" meta:character-count="2294" meta:non-whitespace-character-count="1997"/>
  </office:meta>
</office:document-meta>
</file>